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TPSender.setUniqueFileName( String unique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Sender.getMarsha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Sender.returnClient( SocketClient cli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TPSender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TPSender.process( MessageExchange exchange , NormalizedMessage messag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FTPSender.getClientP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Sender.getUnique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Sender.isOverwr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Sender.setOverwrite( boolean overwr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Sender.setClientPool( FTPClientPool clientP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Sender.setMarshaler( FileMarshaler marsha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